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BuilderAppender.appen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BuilderAppender.StringBuilderAppender( InternalStringBuil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ilderAppender.StringBuilderApp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BuilderAppender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BuilderAppender.setInternalStringBuilder( InternalStringBuil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BuilderAppen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